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c663" officeooo:paragraph-rsid="0007c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year is 3571. The world has regressed to the golden age of the Wild West, and the whole world lives under the tyrannical reign of the Sherriff.</text:p>
      <text:p text:style-name="P1"/>
      <text:p text:style-name="P1">Only one man (or woman) can stand against his might, and by using the ancient art of 'finger banging' they can take on the Sherriff's army and save the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6:33:01.478920209</meta:creation-date>
    <dc:date>2016-03-12T16:37:58.017130908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58" meta:character-count="305" meta:non-whitespace-character-count="249"/>
  </office:meta>
</office:document-meta>
</file>